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_20__28_Web_29_">
      <style:paragraph-properties fo:margin-top="0.1945in" fo:margin-bottom="0in" style:contextual-spacing="false"/>
    </style:style>
    <style:style style:name="P2" style:family="paragraph" style:parent-style-name="Normal_20__28_Web_29_">
      <style:paragraph-properties fo:margin-top="0.1945in" fo:margin-bottom="0in" style:contextual-spacing="false"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Normal_20__28_Web_29_">
      <style:paragraph-properties fo:margin-top="0.1929in" fo:margin-bottom="0in" style:contextual-spacing="false"/>
    </style:style>
    <style:style style:name="P4" style:family="paragraph" style:parent-style-name="Normal_20__28_Web_29_">
      <style:paragraph-properties fo:margin-top="0in" fo:margin-bottom="0.0827in" style:contextual-spacing="false"/>
      <style:text-properties officeooo:paragraph-rsid="00187fb7"/>
    </style:style>
    <style:style style:name="P5" style:family="paragraph" style:parent-style-name="Normal_20__28_Web_29_">
      <style:paragraph-properties fo:margin-top="0.1945in" fo:margin-bottom="0in" style:contextual-spacing="false"/>
      <style:text-properties officeooo:paragraph-rsid="001b7804"/>
    </style:style>
    <style:style style:name="T1" style:family="text">
      <style:text-properties style:language-asian="fr" style:country-asian="FR"/>
    </style:style>
    <style:style style:name="T2" style:family="text">
      <style:text-properties officeooo:rsid="00187fb7"/>
    </style:style>
    <style:style style:name="T3" style:family="text">
      <style:text-properties style:use-window-font-color="true" loext:opacity="0%" style:font-name="Times New Roman" fo:font-size="12pt" fo:language="fr" fo:country="FR" officeooo:rsid="00187fb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fr" fo:country="FR" officeooo:rsid="0019247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fr" fo:country="FR" officeooo:rsid="001adde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fr" fo:country="FR" officeooo:rsid="001bda3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fr" fo:country="FR" officeooo:rsid="001d3f1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fr" fo:country="FR" officeooo:rsid="001f56d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fr" fo:country="FR" officeooo:rsid="0020edd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fr" fo:country="FR" officeooo:rsid="0021d9d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fr" fo:country="FR" officeooo:rsid="0022202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fr" fo:country="FR" fo:font-weight="bold" officeooo:rsid="00187fb7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officeooo:rsid="001b7804"/>
    </style:style>
    <style:style style:name="T14" style:family="text">
      <style:text-properties officeooo:rsid="001d3f14"/>
    </style:style>
    <style:style style:name="T15" style:family="text">
      <style:text-properties officeooo:rsid="0023f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 &amp; SURNAME: <text:span text:style-name="T2">Flavien Marck</text:span></text:p>
      <text:p text:style-name="P4">Info 1 MARK: _____ / 20</text:p>
      <text:p text:style-name="P1"><text:s text:c="116"/></text:p>
      <text:p text:style-name="P2">FLASH TEST 6</text:p>
      <text:p text:style-name="P1"/>
      <text:p text:style-name="P1">1. un téléphone portable : <text:span text:style-name="T3">A smartphone / </text:span><text:span text:style-name="T4">A </text:span><text:span text:style-name="T3">mobile phone / </text:span><text:span text:style-name="T4">A cell phone</text:span></text:p>
      <text:p text:style-name="P1">2. la disposition/mise en page : <text:span text:style-name="T3">The layout</text:span></text:p>
      <text:p text:style-name="P1">3. (ordinateur) convivial, facile à utiliser → convivialité d'un PC : <text:span text:style-name="T3">A </text:span><text:span text:style-name="T12">user-friendly</text:span><text:span text:style-name="T3"> Computer</text:span></text:p>
      <text:p text:style-name="P1">4. corriger/relire un brouillon : <text:span text:style-name="T3">To </text:span><text:span text:style-name="T5">proofread</text:span><text:span text:style-name="T3"> a draft</text:span></text:p>
      <text:p text:style-name="P1">5. s'abonner → un abonné : <text:span text:style-name="T3">To subscribe → A subscriber</text:span></text:p>
      <text:p text:style-name="P5">6. abonnement : <text:span text:style-name="T13">A s</text:span><text:span text:style-name="T3">ubscription</text:span></text:p>
      <text:p text:style-name="P1">7. s'inscrire : <text:span text:style-name="T3">To </text:span><text:span text:style-name="T6">register / To </text:span><text:span text:style-name="T3">sign up</text:span></text:p>
      <text:p text:style-name="P1">8. les frais d’inscription : <text:span text:style-name="T7">Registration fees</text:span></text:p>
      <text:p text:style-name="P1">9. une carte mère : <text:span text:style-name="T3">A motherboard</text:span></text:p>
      <text:p text:style-name="P1">10. chiffrer/(en)coder : <text:span text:style-name="T3">To encr</text:span><text:span text:style-name="T8">ypt / </text:span><text:span text:style-name="T9">To encode / </text:span><text:span text:style-name="T10">To cipher</text:span></text:p>
      <text:p text:style-name="P3">11. <text:span text:style-name="T1">le chiffrage/chiffrement/(en)codage</text:span> : <text:span text:style-name="T3">An encrypt</text:span><text:span text:style-name="T10">ion </text:span><text:span text:style-name="T3">/ </text:span><text:span text:style-name="T10">An encipherment / An encoding</text:span></text:p>
      <text:p text:style-name="P1">12. décrypter/déchiffrer/décoder : <text:span text:style-name="T3">To decrypt / decode / </text:span><text:span text:style-name="T11">decipher</text:span></text:p>
      <text:p text:style-name="P1">13. le décryptage/décodage : <text:span text:style-name="T3">Decoding</text:span></text:p>
      <text:p text:style-name="P1">14. Ce réseau est sûr : <text:span text:style-name="T3">This network is safe</text:span></text:p>
      <text:p text:style-name="P1">15. prendre des mesures de sécurité draconiennes : <text:span text:style-name="T3">To take important decisions</text:span></text:p>
      <text:p text:style-name="P1">→ pour des raisons de sécurité évidentes : <text:span text:style-name="T3">For obvious security reasons</text:span></text:p>
      <text:p text:style-name="P1">16. la page d’accueil : <text:span text:style-name="T3">The homepage</text:span></text:p>
      <text:p text:style-name="P1">17. un nombre pair : <text:span text:style-name="T15">An even number</text:span></text:p>
      <text:p text:style-name="P1">18. un nombre impair : <text:span text:style-name="T15">An odd number</text:span></text:p>
      <text:p text:style-name="P3">19. régler les paramètres <text:span text:style-name="T1">de confidentialité </text:span>: <text:span text:style-name="T3">To set up confidentiality settings.</text:span></text:p>
      <text:p text:style-name="P1"><text:soft-page-break/>20. trouver un stage dans la conception de sites web : …...........................................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'Liberation Mono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Liberation Mono'" style:font-family-generic-complex="roman" style:font-pitch-complex="variable"/>
    </style:style>
    <style:style style:name="Titre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Liberation Mono'" style:font-family-generic-complex="roman" style:font-pitch-complex="variable" style:font-size-complex="14pt"/>
    </style:style>
    <style:style style:name="Légend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Liberation Mono'" style:font-family-generic-complex="roman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/>
    </style:style>
    <style:style style:name="Police_20_par_20_défaut" style:display-name="Police par défaut" style:family="text"/>
    <style:style style:name="Police_20_par_20_défaut1" style:display-name="Police par défaut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61 dessin humoristique ou satirique : …</dc:title>
    <dc:subject/>
    <meta:keyword/>
    <meta:initial-creator>acaspary</meta:initial-creator>
    <meta:creation-date>2013-03-24T14:38:00</meta:creation-date>
    <dc:date>2021-10-13T09:19:22.254000000</dc:date>
    <meta:editing-cycles>22</meta:editing-cycles>
    <meta:editing-duration>PT1H13M37S</meta:editing-duration>
    <meta:generator>LibreOffice/7.2.0.4$Windows_X86_64 LibreOffice_project/9a9c6381e3f7a62afc1329bd359cc48accb6435b</meta:generator>
    <meta:document-statistic meta:table-count="0" meta:image-count="0" meta:object-count="0" meta:page-count="2" meta:paragraph-count="25" meta:word-count="217" meta:character-count="1377" meta:non-whitespace-character-count="1068"/>
  </office:meta>
</office:document-meta>
</file>